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abelStone Han" svg:font-family="'BabelStone Han'"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ubtitle">
      <style:text-properties officeooo:rsid="000e9d4d" officeooo:paragraph-rsid="000e9d4d"/>
    </style:style>
    <style:style style:name="P2" style:family="paragraph" style:parent-style-name="Text_20_body">
      <style:text-properties officeooo:rsid="00101a31" officeooo:paragraph-rsid="00101a31"/>
    </style:style>
    <style:style style:name="P3" style:family="paragraph" style:parent-style-name="Text_20_body">
      <style:text-properties officeooo:rsid="0010a042" officeooo:paragraph-rsid="0010a042"/>
    </style:style>
    <style:style style:name="P4" style:family="paragraph" style:parent-style-name="Text_20_body">
      <style:text-properties officeooo:rsid="0010ecbf" officeooo:paragraph-rsid="0010ecbf"/>
    </style:style>
    <style:style style:name="P5" style:family="paragraph" style:parent-style-name="Title">
      <style:text-properties officeooo:rsid="000e9d4d" officeooo:paragraph-rsid="000e9d4d"/>
    </style:style>
    <style:style style:name="T1" style:family="text">
      <style:text-properties officeooo:rsid="00101a31"/>
    </style:style>
    <style:style style:name="T2" style:family="text">
      <style:text-properties officeooo:rsid="00103c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ughts <text:span text:style-name="T1">P</text:span>rogram <text:span text:style-name="T1">R</text:span>eflection</text:p>
      <text:p text:style-name="P1">Archie Halliwell</text:p>
      <text:p text:style-name="P2">I have made a reasonably functional draughts program, which allows the players to move the pieces around the board using the mouse or a dropdown selector. I wasn’t able to get the program to read and write PDN files because I didn’t have enough time. This is also hampered by the fact that in order to read and write PDN files properly I would need to fully implement international draughts.</text:p>
      <text:p text:style-name="P2">The implementation of international draughts is somewhat lacking, the first problem is the way it deals with jumps. According to Wikipedia, a piece cannot jump over the same piece twice, but the program has no mechanism to prevent this. This, however, is minor in comparison to the other problem: there no kings. Kings, which can move backwards and can move any number of spaces in the direction of travel, are not implemented and this means that some games will end prematurely with a race to avoid your pieces stacking up at the opposite side of the board. <text:span text:style-name="T2">The third shortcoming is that draws are not implemented. The game doesn’t keep track of the board’s previous statuses and also doesn’t use any weird mathematical tricks to determine whether the same state has been repeated twice, but this is irrelavent anyway as to repeat a board state a king would be required.</text:span></text:p>
      <text:p text:style-name="P3">Apart from that and the lack of saving and loading the game, the program is pretty much complete, although a place to display all of the moves taken in the game so far would be nice.</text:p>
      <text:p text:style-name="P4">Because saving and loading isn’t implemented, the Game and Board class are sort of merged togeth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abelStone Han" svg:font-family="'BabelStone Han'"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BabelStone Ha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BabelStone Ha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abelStone Han" style:font-family-asian="'BabelStone Ha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11:15:28.130883381</meta:creation-date>
    <dc:date>2023-04-05T11:35:11.194405035</dc:date>
    <meta:editing-duration>PT19M41S</meta:editing-duration>
    <meta:editing-cycles>5</meta:editing-cycles>
    <meta:generator>LibreOffice/7.5.2.1$Linux_X86_64 LibreOffice_project/50$Build-1</meta:generator>
    <meta:document-statistic meta:table-count="0" meta:image-count="0" meta:object-count="0" meta:page-count="1" meta:paragraph-count="6" meta:word-count="277" meta:character-count="1586" meta:non-whitespace-character-count="1315"/>
  </office:meta>
</office:document-meta>
</file>